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05386" officeooo:paragraph-rsid="0013950c"/>
    </style:style>
    <style:style style:name="P2" style:family="paragraph" style:parent-style-name="Standard">
      <style:text-properties officeooo:rsid="001c0969" officeooo:paragraph-rsid="0013950c"/>
    </style:style>
    <style:style style:name="P3" style:family="paragraph" style:parent-style-name="Standard">
      <style:text-properties officeooo:rsid="001c0969" officeooo:paragraph-rsid="001936ce"/>
    </style:style>
    <style:style style:name="P4" style:family="paragraph" style:parent-style-name="Standard">
      <style:text-properties fo:color="#000000" fo:font-weight="normal" officeooo:rsid="001bc476" officeooo:paragraph-rsid="0013950c" style:font-weight-asian="normal" style:font-weight-complex="normal"/>
    </style:style>
    <style:style style:name="P5" style:family="paragraph" style:parent-style-name="Standard">
      <style:text-properties fo:color="#000000" fo:font-weight="normal" officeooo:rsid="001bc476" officeooo:paragraph-rsid="001936ce" style:font-weight-asian="normal" style:font-weight-complex="normal"/>
    </style:style>
    <style:style style:name="P6" style:family="paragraph" style:parent-style-name="Standard">
      <style:text-properties fo:color="#000000" fo:font-weight="normal" officeooo:paragraph-rsid="0013950c" style:font-weight-asian="normal" style:font-weight-complex="normal"/>
    </style:style>
    <style:style style:name="P7" style:family="paragraph" style:parent-style-name="Standard">
      <style:text-properties fo:color="#000000" fo:font-weight="normal" officeooo:rsid="002f160c" officeooo:paragraph-rsid="0013950c" style:font-weight-asian="normal" style:font-weight-complex="normal"/>
    </style:style>
    <style:style style:name="P8" style:family="paragraph" style:parent-style-name="Standard">
      <style:text-properties fo:color="#000000" fo:font-weight="normal" officeooo:rsid="002f160c" officeooo:paragraph-rsid="001936ce" style:font-weight-asian="normal" style:font-weight-complex="normal"/>
    </style:style>
    <style:style style:name="P9" style:family="paragraph" style:parent-style-name="Standard">
      <style:text-properties fo:color="#000000" fo:font-weight="normal" officeooo:rsid="001c0969" officeooo:paragraph-rsid="0013950c" style:font-weight-asian="normal" style:font-weight-complex="normal"/>
    </style:style>
    <style:style style:name="P10" style:family="paragraph" style:parent-style-name="Standard">
      <style:text-properties fo:color="#000000" fo:font-weight="bold" officeooo:rsid="002f160c" officeooo:paragraph-rsid="001936ce" style:font-weight-asian="bold" style:font-weight-complex="bold"/>
    </style:style>
    <style:style style:name="P11" style:family="paragraph" style:parent-style-name="Standard">
      <style:text-properties fo:color="#000000" fo:font-weight="bold" officeooo:rsid="001936ce" officeooo:paragraph-rsid="001936ce" style:font-weight-asian="bold" style:font-weight-complex="bold"/>
    </style:style>
    <style:style style:name="P12" style:family="paragraph" style:parent-style-name="Standard">
      <style:paragraph-properties fo:break-before="page"/>
      <style:text-properties officeooo:rsid="001472ea" officeooo:paragraph-rsid="00077eaa"/>
    </style:style>
    <style:style style:name="P13" style:family="paragraph" style:parent-style-name="Text_20_body">
      <style:text-properties officeooo:rsid="001a35c7" officeooo:paragraph-rsid="00077eaa"/>
    </style:style>
    <style:style style:name="P14" style:family="paragraph" style:parent-style-name="Text_20_body">
      <style:text-properties officeooo:rsid="001472ea" officeooo:paragraph-rsid="00077eaa"/>
    </style:style>
    <style:style style:name="P15" style:family="paragraph" style:parent-style-name="Text_20_body">
      <style:text-properties officeooo:rsid="001781fe" officeooo:paragraph-rsid="00077eaa"/>
    </style:style>
    <style:style style:name="P16" style:family="paragraph" style:parent-style-name="Text_20_body">
      <style:text-properties officeooo:rsid="001936ce" officeooo:paragraph-rsid="00077eaa"/>
    </style:style>
    <style:style style:name="T1" style:family="text">
      <style:text-properties officeooo:rsid="001e5d7a"/>
    </style:style>
    <style:style style:name="T2" style:family="text">
      <style:text-properties fo:font-style="italic" style:font-style-asian="italic" style:font-style-complex="italic"/>
    </style:style>
    <style:style style:name="T3" style:family="text">
      <style:text-properties officeooo:rsid="0017dc88"/>
    </style:style>
    <style:style style:name="T4" style:family="text">
      <style:text-properties officeooo:rsid="001936ce"/>
    </style:style>
    <style:style style:name="T5" style:family="text">
      <style:text-properties fo:font-weight="bold" style:font-weight-asian="bold" style:font-weight-complex="bold"/>
    </style:style>
    <style:style style:name="T6" style:family="text">
      <style:text-properties fo:font-weight="bold" officeooo:rsid="001936ce" style:font-weight-asian="bold" style:font-weight-complex="bold"/>
    </style:style>
    <style:style style:name="T7" style:family="text">
      <style:text-properties fo:font-weight="bold" officeooo:rsid="001dcc34" style:font-weight-asian="bold" style:font-weight-complex="bold"/>
    </style:style>
    <style:style style:name="T8" style:family="text">
      <style:text-properties officeooo:rsid="002f160c"/>
    </style:style>
    <style:style style:name="T9" style:family="text">
      <style:text-properties officeooo:rsid="0031d29d"/>
    </style:style>
    <style:style style:name="fr1" style:family="graphic" style:parent-style-name="Frame">
      <style:graphic-properties style:vertical-pos="from-top" style:vertical-rel="paragraph" style:horizontal-pos="from-left" style:horizontal-rel="paragraph" fo:padding="0m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In questo esempio, abbiamo usato l'istruzione QUADRATO quattro volte perché, per così come abbiamo scritto la subroutine, viene un effetto curioso:</text:span></text:p>
      <text:p text:style-name="P14"/>
      <text:p text:style-name="P15">La tartaruga disegna effettivamente quattro quadrati, ordinandoli a sua volta in un quadrato più grande. Li disegna in senso orario, partendo dal primo in alto a sinistra, passando poi a quello in alto a destra, poi in basso a destra e infine in basso a sinistra. Se provi a far girare questo script, probabilmente la tartaruga si muove così velocemente da impedire di seguirne il tracciato. Approfittiamo di questo fatto per introdurre un accorgimento che in molte situazioni può essere utile per cercare di capire cosa stia accadendo. Un accorgimento che rientra nella categoria delle tecniche utili per il <text:span text:style-name="T2">debugging</text:span>, alla lettera “sbacatura”. È consuetudine infatti chiamare <text:span text:style-name="T2">bug</text:span> gli errori nel software; si usa anche in italiano: in questo software ci sono dei “bachi”. Nel caso di LibreLogo, che in sostanza è un linguaggio per fare geometria, quando le cose si fanno appena un po' più complicate e le cose non vanno come avevamo progettato, può essere utile rallentare la t<text:span text:style-name="T3">art</text:span>aruga per vedere cosa stia facendo, sia durante il disegno che nei trasferimenti a penna alzata. <text:span text:style-name="T4">Ebbene, per rallentare la tartaruga si può utilizzare l'istruzione </text:span><text:span text:style-name="T6">SLEEP</text:span><text:span text:style-name="T4">, che si usa con un argomento che dice per quanto tempo la tartaruga deve dormire (to sleep in inglese significa dormire). Questo tempo deve essere espresso in millisecondi (msec), quindi se scrivo </text:span><text:span text:style-name="T6">SLEEP 1000</text:span><text:span text:style-name="T4">, la tartaruga se ne sta ferma per 1000 msec, ovvero per un secondo.</text:span> </text:p>
      <text:p text:style-name="P16"><draw:frame draw:style-name="fr1" draw:name="Frame2" text:anchor-type="paragraph" svg:x="72.41mm" svg:y="3.97mm" svg:width="105.2mm" draw:z-index="0"><draw:text-box fo:min-height="0.41mm"><text:p text:style-name="P1">CLEARSCREEN</text:p><text:p text:style-name="P1">HOME</text:p><text:p text:style-name="P2">SHOWTURTLE</text:p><text:p text:style-name="P1"/><text:p text:style-name="P4">TO QUADRATO</text:p><text:p text:style-name="P6"><text:span text:style-name="T8"><text:tab/>LATO</text:span> = <text:span text:style-name="T9">10</text:span>0</text:p><text:p text:style-name="P7"><text:tab/>ANGOLO = 90</text:p><text:p text:style-name="P10"><text:tab/><text:span text:style-name="T4">RITARDO = 500 <text:tab/>; fisso un ritardo di 500 msec</text:span></text:p><text:p text:style-name="P11"><text:tab/><text:tab/><text:tab/><text:tab/>; ovvero di mezzo secondo </text:p><text:p text:style-name="P7"><text:tab/>FORWARD LATO</text:p><text:p text:style-name="P7"><text:tab/>LEFT ANGOLO</text:p><text:p text:style-name="P3"><text:tab/><text:span text:style-name="T5">SLEEP </text:span><text:span text:style-name="T7">RITARDO</text:span></text:p><text:p text:style-name="P8"><text:tab/>FORWARD LATO</text:p><text:p text:style-name="P7"><text:tab/>LEFT ANGOLO</text:p><text:p text:style-name="P3"><text:tab/><text:span text:style-name="T5">SLEEP </text:span><text:span text:style-name="T7">RITARDO</text:span></text:p><text:p text:style-name="P8"><text:tab/>FORWARD LATO</text:p><text:p text:style-name="P7"><text:tab/>LEFT ANGOLO</text:p><text:p text:style-name="P3"><text:tab/><text:span text:style-name="T5">SLEEP </text:span><text:span text:style-name="T7">RITARDO</text:span></text:p><text:p text:style-name="P8"><text:tab/>FORWARD LATO</text:p><text:p text:style-name="P3"><text:tab/><text:span text:style-name="T5">SLEEP </text:span><text:span text:style-name="T7">RITARDO</text:span></text:p><text:p text:style-name="P5">END</text:p><text:p text:style-name="P4"/><text:p text:style-name="P4">QUADRATO</text:p><text:p text:style-name="P4">QUADRATO</text:p><text:p text:style-name="P4">QUADRATO</text:p><text:p text:style-name="P9">QUADRATO</text:p></draw:text-box></draw:frame>Ecco qui a destra il codice precedente alterato in maniera da introdurre un ritardo di mezzo secondo dopo che la tartaruga ha tracciato ogni singolo segmento. Non è tassativo il ritardo di mezzo secondo, dipende da varie cose fra cui la complessità del disegno e magari anche dal computer e dalla situazione in cui questo si sta trovando: se girano vari altri programmi può essere che le operazioni siano rallentate. Insomma, si tratta di scegliere il ritardo per tentativi, cercando il valore che evidenzia meglio i movimenti della tartaruga. Per questo è conveniente usare una variabile (RITARDO nell'esempio) che ci consente di cambiare alla svelta il valore, senza andare riscriverlo numericamente in tutte le istruzioni SLEEP. Queste considerazioni valgono anche per altri linguaggi similari, ad esempio per Scratch e Snap!.</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16:55:46.341982008</meta:creation-date>
    <dc:title>template-default</dc:title>
    <meta:generator>LibreOffice/4.2.8.2$Linux_x86 LibreOffice_project/420m0$Build-2</meta:generator>
    <meta:editing-duration>P0D</meta:editing-duration>
    <meta:editing-cycles>2</meta:editing-cycles>
    <dc:date>2016-08-14T16:56:21.774021992</dc:date>
    <meta:document-statistic meta:table-count="0" meta:image-count="0" meta:object-count="0" meta:page-count="1" meta:paragraph-count="27" meta:word-count="437" meta:character-count="2717" meta:non-whitespace-character-count="2286"/>
    <meta:template xlink:type="simple" xlink:actuate="onRequest" xlink:title="template-default" xlink:href="../../../.config/libreoffice/4/user/template/template-default.ott" meta:date="2016-08-14T16:55:46.098808098"/>
  </office:meta>
</office:document-meta>
</file>